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80000009146E2A3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.905cm" svg:height="1.905cm" svg:x="1.635cm" svg:y="9.2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" draw:layer="layout" svg:width="6.35cm" svg:height="3.81cm" svg:x="22.155cm" svg:y="13.413cm">
          <draw:image xlink:href="Pictures/10000201000001080000009146E2A3AE.png" xlink:type="simple" xlink:show="embed" xlink:actuate="onLoad">
            <text:p/>
          </draw:image>
        </draw:frame>
        <draw:path draw:style-name="gr3" draw:text-style-name="P1" draw:layer="layout" svg:width="20.319cm" svg:height="9.524cm" svg:x="2.27cm" svg:y="4.81cm" svg:viewBox="0 0 20320 9525" svg:d="m20320 9525c-7620-1905-4699-5484-10795-6350 0 0-5712-485-7493-1212-1547-632-2032-1963-2032-1963">
          <draw:glue-point draw:id="4" svg:x="-1.562cm" svg:y="-1.666cm"/>
          <text:p/>
        </draw:path>
        <draw:custom-shape draw:style-name="gr1" draw:text-style-name="P1" draw:id="id9" draw:layer="layout" svg:width="1.905cm" svg:height="1.905cm" svg:x="4.175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7" draw:layer="layout" svg:width="1.905cm" svg:height="1.905cm" svg:x="8.62cm" svg:y="13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5" draw:layer="layout" svg:width="1.905cm" svg:height="1.905cm" svg:x="11.795cm" svg:y="2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3" draw:layer="layout" svg:width="1.905cm" svg:height="1.905cm" svg:x="20.685cm" svg:y="2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11" draw:layer="layout" svg:width="1.905cm" svg:height="1.905cm" svg:x="20.685cm" svg:y="7.9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id="id2" draw:layer="layout" svg:width="0.635cm" svg:height="0.635cm" svg:x="4.81cm" svg:y="6.7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0" draw:layer="layout" svg:width="0.635cm" svg:height="0.635cm" svg:x="8.911cm" svg:y="7.4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8" draw:layer="layout" svg:width="0.635cm" svg:height="0.635cm" svg:x="10.812cm" svg:y="7.6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6" draw:layer="layout" svg:width="0.635cm" svg:height="0.635cm" svg:x="14.113cm" svg:y="8.4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4" draw:layer="layout" svg:width="0.635cm" svg:height="0.635cm" svg:x="16.814cm" svg:y="11.0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2" draw:layer="layout" svg:width="0.635cm" svg:height="0.635cm" svg:x="19.115cm" svg:y="12.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curve" svg:x1="2.825cm" svg:y1="9.255cm" svg:x2="4.81cm" svg:y2="7.032cm" draw:start-shape="id1" draw:start-glue-point="4" draw:end-shape="id2" draw:end-glue-point="6">
          <text:p/>
        </draw:connector>
        <draw:connector draw:style-name="gr5" draw:text-style-name="P1" draw:layer="layout" draw:type="curve" svg:x1="21.398cm" svg:y1="4.175cm" svg:x2="17.131cm" svg:y2="11.019cm" draw:start-shape="id3" draw:start-glue-point="7" draw:end-shape="id4" draw:end-glue-point="4">
          <text:p/>
        </draw:connector>
        <draw:connector draw:style-name="gr5" draw:text-style-name="P1" draw:layer="layout" draw:type="curve" svg:x1="12.508cm" svg:y1="4.175cm" svg:x2="14.43cm" svg:y2="8.418cm" draw:start-shape="id5" draw:start-glue-point="7" draw:end-shape="id6" draw:end-glue-point="4">
          <text:p/>
        </draw:connector>
        <draw:connector draw:style-name="gr5" draw:text-style-name="P1" draw:layer="layout" draw:type="curve" svg:x1="9.81cm" svg:y1="13.7cm" svg:x2="11.129cm" svg:y2="8.252cm" draw:start-shape="id7" draw:start-glue-point="4" draw:end-shape="id8" draw:end-glue-point="8">
          <text:p/>
        </draw:connector>
        <draw:connector draw:style-name="gr5" draw:text-style-name="P1" draw:layer="layout" draw:type="curve" svg:x1="5.365cm" svg:y1="13.065cm" svg:x2="9.228cm" svg:y2="8.051cm" draw:start-shape="id9" draw:start-glue-point="4" draw:end-shape="id10" draw:end-glue-point="8">
          <text:p/>
        </draw:connector>
        <draw:connector draw:style-name="gr5" draw:text-style-name="P1" draw:layer="layout" draw:type="curve" svg:x1="21.398cm" svg:y1="9.89cm" svg:x2="19.432cm" svg:y2="12.82cm" draw:start-shape="id11" draw:start-glue-point="7" draw:end-shape="id12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18T13:25:44</meta:creation-date>
    <dc:date>2008-02-18T14:22:12</dc:date>
    <meta:editing-cycles>9</meta:editing-cycles>
    <meta:editing-duration>PT39M27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